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88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2pt" fo:text-shadow="none" fo:font-weight="normal" style:font-size-asian="32pt" style:font-weight-asian="normal" style:font-size-complex="32pt" style:font-weight-complex="normal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10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6pt" fo:text-shadow="1pt 1pt" fo:font-weight="bold" style:font-size-asian="36pt" style:font-weight-asian="bold" style:font-size-complex="36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6pt" fo:font-style="normal" fo:text-shadow="none" fo:font-weight="bold" style:font-name-asian="Segoe UI1" style:font-size-asian="36pt" style:font-style-asian="normal" style:font-weight-asian="bold" style:font-name-complex="Segoe UI1" style:font-size-complex="36pt" style:font-style-complex="normal" style:font-weight-complex="bold"/>
    </style:style>
    <style:style style:name="T3" style:family="text">
      <style:text-properties fo:color="#000000" style:text-position="0% 100%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text-position="0% 100%" style:font-name="Segoe UI" fo:font-size="24pt" fo:text-shadow="none" fo:font-weight="normal" style:font-name-asian="Segoe UI1" style:font-size-asian="24pt" style:font-weight-asian="normal" style:font-name-complex="Segoe UI1" style:font-size-complex="24pt" style:font-weight-complex="normal"/>
    </style:style>
    <style:style style:name="T5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Segoe UI Semibold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Segoe UI" fo:font-size="36pt" fo:font-style="normal" fo:text-shadow="1pt 1pt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font-style="normal" fo:text-shadow="1pt 1pt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3.25cm" svg:x="1.524cm" svg:y="0.762cm">
          <draw:text-box>
            <text:p text:style-name="P1"><text:span text:style-name="T1">HYMN #341</text:span></text:p>
            <text:p text:style-name="P1"><text:span text:style-name="T2">“</text:span><text:span text:style-name="T2">Lift Up Your Heads, Ye Mighty Gate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5.146cm" svg:height="8.133cm" svg:x="1.479cm" svg:y="0.747cm">
          <draw:text-box>
            <text:p text:style-name="P1"><text:span text:style-name="T3">1.</text:span><text:span text:style-name="T4"> </text:span><text:span text:style-name="T5">Lift up your heads, ye mighty gates!</text:span><text:span text:style-name="T5"><text:line-break/></text:span><text:span text:style-name="T5">Behold, the King of glory waits.</text:span><text:span text:style-name="T5"><text:line-break/></text:span><text:span text:style-name="T5">The King of kings is drawing near;</text:span><text:span text:style-name="T5"><text:line-break/></text:span><text:span text:style-name="T5">The Savior of the world is he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4" draw:text-style-name="P5" draw:layer="layout" svg:width="25.146cm" svg:height="7.011cm" svg:x="1.524cm" svg:y="0.762cm">
          <draw:text-box>
            <text:p text:style-name="P1"><text:span text:style-name="T5">Life and salvation He doth bring;</text:span><text:span text:style-name="T5"><text:line-break/></text:span><text:span text:style-name="T5">Therefore rejoice and gladly sing.</text:span><text:span text:style-name="T5"><text:line-break/></text:span><text:span text:style-name="T5">To God the Father raise</text:span><text:span text:style-name="T5"><text:line-break/></text:span><text:span text:style-name="T5">Your joyful songs of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3" presentation:presentation-page-layout-name="AL1T0">
        <draw:frame draw:style-name="gr3" draw:text-style-name="P7" draw:layer="layout" svg:width="25.146cm" svg:height="8.133cm" svg:x="1.367cm" svg:y="0.769cm">
          <draw:text-box>
            <text:p text:style-name="P6"><text:span text:style-name="T6">2.</text:span><text:span text:style-name="T7"> </text:span><text:span text:style-name="T8">A righteous Helper comes to thee;</text:span><text:span text:style-name="T8"><text:line-break/></text:span><text:span text:style-name="T8">His chariot is humility,</text:span><text:span text:style-name="T8"><text:line-break/></text:span><text:span text:style-name="T8">His kingly crown is holiness,</text:span><text:span text:style-name="T8"><text:line-break/></text:span><text:span text:style-name="T8">His scepter, pity in distres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4" draw:text-style-name="P8" draw:layer="layout" svg:width="25.146cm" svg:height="7.011cm" svg:x="1.524cm" svg:y="0.762cm">
          <draw:text-box>
            <text:p text:style-name="P6"><text:span text:style-name="T9"><text:s text:c="4"/></text:span><text:span text:style-name="T8">The end of all our woe He brings;</text:span><text:span text:style-name="T8"><text:line-break/></text:span><text:span text:style-name="T8"> <text:s text:c="3"/>Therefore the earth is glad and sings.</text:span><text:span text:style-name="T8"><text:line-break/></text:span><text:span text:style-name="T8"> <text:s text:c="3"/>To Christ the Savior raise</text:span><text:span text:style-name="T8"><text:line-break/></text:span><text:span text:style-name="T8"> <text:s text:c="3"/>Your grateful hymns of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5" presentation:presentation-page-layout-name="AL1T0">
        <draw:frame draw:style-name="gr3" draw:text-style-name="P9" draw:layer="layout" svg:width="25.146cm" svg:height="8.133cm" svg:x="1.457cm" svg:y="0.702cm">
          <draw:text-box>
            <text:p text:style-name="P6"><text:span text:style-name="T6">3.</text:span><text:span text:style-name="T10"> </text:span><text:span text:style-name="T8">How blest the land, the city blest,</text:span><text:span text:style-name="T8"><text:line-break/></text:span><text:span text:style-name="T8">Where Christ the ruler is confessed!</text:span><text:span text:style-name="T8"><text:line-break/></text:span><text:span text:style-name="T8">O peaceful hearts and happy homes</text:span><text:span text:style-name="T8"><text:line-break/></text:span><text:span text:style-name="T8">To whom this King in triumph comes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4" draw:text-style-name="P8" draw:layer="layout" svg:width="25.146cm" svg:height="7.011cm" svg:x="1.524cm" svg:y="0.762cm">
          <draw:text-box>
            <text:p text:style-name="P6"><text:span text:style-name="T8">The cloudless sun of joy is He</text:span><text:span text:style-name="T8"><text:line-break/></text:span><text:span text:style-name="T8">Who comes to set His people free.</text:span><text:span text:style-name="T8"><text:line-break/></text:span><text:span text:style-name="T8">To God the Spirit raise</text:span><text:span text:style-name="T8"><text:line-break/></text:span><text:span text:style-name="T8">Your happy shouts of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7" presentation:presentation-page-layout-name="AL1T0">
        <draw:frame draw:style-name="gr5" draw:text-style-name="P9" draw:layer="layout" svg:width="25.146cm" svg:height="7.385cm" svg:x="1.255cm" svg:y="0.792cm">
          <draw:text-box>
            <text:p text:style-name="P6"><text:span text:style-name="T6">4. </text:span><text:span text:style-name="T8">Fling wide the portals of your heart;</text:span><text:span text:style-name="T8"><text:line-break/></text:span><text:span text:style-name="T8">Make it a temple set apart</text:span><text:span text:style-name="T8"><text:line-break/></text:span><text:span text:style-name="T8">From earthly use for heav’n’s employ,</text:span><text:span text:style-name="T8"><text:line-break/></text:span><text:span text:style-name="T8">Adorned with prayer and love and jo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4" draw:text-style-name="P10" draw:layer="layout" svg:width="25.146cm" svg:height="7.011cm" svg:x="1.524cm" svg:y="0.762cm">
          <draw:text-box>
            <text:p text:style-name="P6"><text:span text:style-name="T8">So shall your Sov’reign enter in</text:span><text:span text:style-name="T8"><text:line-break/></text:span><text:span text:style-name="T8">And new and nobler life begin.</text:span><text:span text:style-name="T8"><text:line-break/></text:span><text:span text:style-name="T8">To God alone be praise</text:span><text:span text:style-name="T8"><text:line-break/></text:span><text:span text:style-name="T8">For word and deed and gra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9" presentation:presentation-page-layout-name="AL1T0">
        <draw:frame draw:style-name="gr3" draw:text-style-name="P5" draw:layer="layout" svg:width="24.892cm" svg:height="8.133cm" svg:x="1.524cm" svg:y="0.762cm">
          <draw:text-box>
            <text:p text:style-name="P1"><text:span text:style-name="T6">5. </text:span><text:span text:style-name="T8">Redeemer, come and open wide</text:span><text:span text:style-name="T8"><text:line-break/></text:span><text:span text:style-name="T8">My heart to Thee; here, Lord, abide!</text:span><text:span text:style-name="T8"><text:line-break/></text:span><text:span text:style-name="T8">O enter with Thy grace divine;</text:span><text:span text:style-name="T8"><text:line-break/></text:span><text:span text:style-name="T8">Thy face of mercy on me shi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10" presentation:presentation-page-layout-name="AL1T0">
        <draw:frame draw:style-name="gr6" draw:text-style-name="P12" draw:layer="layout" svg:width="25.146cm" svg:height="13.02cm" svg:x="1.524cm" svg:y="0.696cm">
          <draw:text-box>
            <text:p text:style-name="P1"><text:span text:style-name="T8">Thy Holy Spirit guide us on</text:span><text:span text:style-name="T8"><text:line-break/></text:span><text:span text:style-name="T8">Until our glorious goal is won.</text:span><text:span text:style-name="T8"><text:line-break/></text:span><text:span text:style-name="T8">Eternal praise and fame</text:span><text:span text:style-name="T8"><text:line-break/></text:span><text:span text:style-name="T8">We offer to Thy name.</text:span></text:p>
            <text:p text:style-name="P11"><text:span text:style-name="T11"><text:line-break/></text:span><text:span text:style-name="T11"/></text:p>
            <text:p text:style-name="P11"><text:span text:style-name="T12"><text:s text:c="8"/></text:span><text:span text:style-name="T13">Public domain</text:span></text:p>
            <text:p text:style-name="P11"><text:span text:style-name="T14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17:53:33.299000000</meta:creation-date>
    <dc:title>Hymn template</dc:title>
    <meta:editing-duration>PT29M19S</meta:editing-duration>
    <meta:editing-cycles>16</meta:editing-cycles>
    <meta:generator>LibreOffice/6.0.7.3$Windows_X86_64 LibreOffice_project/dc89aa7a9eabfd848af146d5086077aeed2ae4a5</meta:generator>
    <meta:initial-creator>Arthur Hoch</meta:initial-creator>
    <dc:date>2019-01-13T12:04:25.464000000</dc:date>
    <meta:document-statistic meta:object-count="186"/>
    <meta:template xlink:type="simple" xlink:actuate="onRequest" xlink:title="Hymn template" xlink:href="../../AppData/Roaming/LibreOffice/4/user/template/Worship%20Templsates/Hymn%20template.otp" meta:date="2014-12-02T17:53:33.003000000"/>
  </office:meta>
</office:document-meta>
</file>